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 svg:font-family="'Adobe Garamond Pro Bold'" style:font-pitch="variable"/>
    <style:font-face style:name="Adobe Garamond Pro Bold1"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dobe Garamond Pro" officeooo:rsid="00190b0b" officeooo:paragraph-rsid="00190b0b"/>
    </style:style>
    <style:style style:name="P2" style:family="paragraph" style:parent-style-name="Standard">
      <style:paragraph-properties fo:text-align="justify" style:justify-single-word="false"/>
      <style:text-properties style:font-name="Adobe Garamond Pro" officeooo:rsid="00190b0b" officeooo:paragraph-rsid="001985f1"/>
    </style:style>
    <style:style style:name="P3" style:family="paragraph" style:parent-style-name="Standard">
      <style:paragraph-properties fo:text-align="justify" style:justify-single-word="false"/>
      <style:text-properties style:font-name="Adobe Garamond Pro" officeooo:rsid="001985f1" officeooo:paragraph-rsid="001985f1"/>
    </style:style>
    <style:style style:name="P4" style:family="paragraph" style:parent-style-name="Standard">
      <style:paragraph-properties fo:text-align="justify" style:justify-single-word="false"/>
      <style:text-properties style:font-name="Adobe Garamond Pro" officeooo:rsid="001985f1" officeooo:paragraph-rsid="001a199a"/>
    </style:style>
    <style:style style:name="P5" style:family="paragraph" style:parent-style-name="Standard">
      <style:paragraph-properties fo:text-align="justify" style:justify-single-word="false"/>
      <style:text-properties style:font-name="Adobe Garamond Pro" officeooo:rsid="001a199a" officeooo:paragraph-rsid="001a199a"/>
    </style:style>
    <style:style style:name="P6" style:family="paragraph" style:parent-style-name="Standard">
      <style:paragraph-properties fo:text-align="justify" style:justify-single-word="false"/>
      <style:text-properties style:font-name="Adobe Garamond Pro Bold" officeooo:rsid="00190b0b" officeooo:paragraph-rsid="00190b0b"/>
    </style:style>
    <style:style style:name="T1" style:family="text">
      <style:text-properties style:font-name="Adobe Garamond Pro Bold1"/>
    </style:style>
    <style:style style:name="T2" style:family="text">
      <style:text-properties style:font-name="Adobe Garamond Pro Bold1" officeooo:rsid="001985f1"/>
    </style:style>
    <style:style style:name="T3" style:family="text">
      <style:text-properties style:font-name="Adobe Garamond Pro Bold1" officeooo:rsid="001a199a"/>
    </style:style>
    <style:style style:name="T4" style:family="text">
      <style:text-properties style:font-name="Adobe Garamond Pro Bold1" officeooo:rsid="001ab677"/>
    </style:style>
    <style:style style:name="T5" style:family="text">
      <style:text-properties officeooo:rsid="001985f1"/>
    </style:style>
    <style:style style:name="T6" style:family="text">
      <style:text-properties fo:font-style="italic" style:font-style-asian="italic" style:font-style-complex="italic"/>
    </style:style>
    <style:style style:name="T7" style:family="text">
      <style:text-properties officeooo:rsid="001a199a"/>
    </style:style>
    <style:style style:name="T8" style:family="text">
      <style:text-properties officeooo:rsid="001ab6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1 personnages </text:p>
      <text:p text:style-name="P1"/>
      <text:p text:style-name="P1"><text:span text:style-name="T1">Lalouve</text:span> se place au centre de sa meute. Parle fort, parle doux, d'empowerment et de luttes contre les fauves nés nés hommes et destructeurs. Ses cheveux sont comme un agencement d'écailles argentées sous la nuit étoilée.</text:p>
      <text:p text:style-name="P1"/>
      <text:p text:style-name="P1"><text:span text:style-name="T1">Esther</text:span> laisse les paroles de Lalouve pénétrer son corps.</text:p>
      <text:p text:style-name="P1"/>
      <text:p text:style-name="P5"><text:span text:style-name="T4">Nox</text:span> croise le regard d'Esther.</text:p>
      <text:p text:style-name="P1"/>
      <text:p text:style-name="P3"><text:span text:style-name="T1">Merle</text:span> ouvre<text:span text:style-name="T8">(e)</text:span> toutes les portes. Vit sous terre et dans les airs. </text:p>
      <text:p text:style-name="P1"/>
      <text:p text:style-name="P3"><text:span text:style-name="T1">Klötho</text:span> &amp; <text:span text:style-name="T1">Läkhe</text:span> tiennent le bar <text:span text:style-name="T6">Aux Trois Sœurs</text:span>.</text:p>
      <text:p text:style-name="P1"/>
      <text:p text:style-name="P1"><text:span text:style-name="T1">Courtecuisse</text:span> sert le ministère. <text:s/></text:p>
      <text:p text:style-name="P1"/>
      <text:p text:style-name="P2"><text:span text:style-name="T1">????</text:span> est un bot <text:span text:style-name="T7">curieux du monde</text:span>.</text:p>
      <text:p text:style-name="P1"/>
      <text:p text:style-name="P2"><text:span text:style-name="T1">Maleeka</text:span> danse sous les arbres de la <text:span text:style-name="T5">forêt.</text:span></text:p>
      <text:p text:style-name="P2"/>
      <text:p text:style-name="P2"><text:span text:style-name="T3">Déline</text:span><text:span text:style-name="T5"> élève des poulets sans têtes avec sa fille. </text:span><text:s/></text:p>
      <text:p text:style-name="P2"/>
      <text:p text:style-name="P3"><text:span text:style-name="T4">Élias</text:span> s'était perdu dans le data center. Y a laissé sa santé.</text:p>
      <text:p text:style-name="P3"/>
      <text:p text:style-name="P4"><text:span text:style-name="T3">Ný</text:span><text:span text:style-name="T1"> </text:span><text:span text:style-name="T7">est vieux de 1000 ans.</text:span></text:p>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 svg:font-family="'Adobe Garamond Pro Bold'" style:font-pitch="variable"/>
    <style:font-face style:name="Adobe Garamond Pro Bold1"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22:54:09.340090778</meta:creation-date>
    <dc:date>2017-06-26T23:48:47.399068378</dc:date>
    <meta:editing-duration>PT8M4S</meta:editing-duration>
    <meta:editing-cycles>1</meta:editing-cycles>
    <meta:document-statistic meta:table-count="0" meta:image-count="0" meta:object-count="0" meta:page-count="1" meta:paragraph-count="12" meta:word-count="119" meta:character-count="681" meta:non-whitespace-character-count="568"/>
    <meta:generator>LibreOffice/4.2.8.2$Linux_X86_64 LibreOffice_project/420m0$Build-2</meta:generator>
  </office:meta>
</office:document-meta>
</file>